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8792in" fo:margin-left="-0.1597in" fo:margin-top="0in" fo:margin-bottom="0in" style:page-number="1" fo:break-before="auto" fo:break-after="auto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1" style:family="table">
      <style:table-properties style:width="7.875in" fo:margin-left="-0.1597in" fo:margin-top="0in" fo:margin-bottom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6.875in"/>
    </style:style>
    <style:style style:name="Table1.1" style:family="table-row">
      <style:table-row-properties style:min-row-height="0.4396in" fo:keep-together="auto"/>
    </style:style>
    <style:style style:name="Table1.A1" style:family="table-cell">
      <style:table-cell-properties style:vertical-align="" fo:padding-left="0.0701in" fo:padding-right="0.0701in" fo:padding-top="0.0201in" fo:padding-bottom="0.0799in" fo:border="none"/>
    </style:style>
    <style:style style:name="Table1.3" style:family="table-row">
      <style:table-row-properties style:min-row-height="0.8208in" fo:keep-together="auto"/>
    </style:style>
    <style:style style:name="Table1.4" style:family="table-row">
      <style:table-row-properties style:min-row-height="0.8056in" fo:keep-together="auto"/>
    </style:style>
    <style:style style:name="Table1.5" style:family="table-row">
      <style:table-row-properties style:min-row-height="0.1063in" fo:keep-together="auto"/>
    </style:style>
    <style:style style:name="Table1.8" style:family="table-row">
      <style:table-row-properties style:min-row-height="0.6319in" fo:keep-together="auto"/>
    </style:style>
    <style:style style:name="Table1.9" style:family="table-row">
      <style:table-row-properties style:min-row-height="0.5757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15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c9bae7" style:font-name-asian="Roboto2" style:font-size-asian="5.25pt" style:font-name-complex="Roboto2" style:font-size-complex="6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9ba23f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bd8bfa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9ff82e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0edebf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0eabdaa" style:font-name-asian="Roboto2" style:font-size-asian="10pt" style:font-weight-asian="bold" style:font-name-complex="Roboto2" style:font-size-complex="10pt" style:font-weight-complex="bold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edebf5" style:font-size-asian="10pt" style:font-size-complex="10pt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8b6a72"/>
    </style:style>
    <style:style style:name="P1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d22ff8"/>
    </style:style>
    <style:style style:name="P1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dc9590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069b5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df5c81" style:font-name-asian="Roboto2" style:font-size-asian="10pt" style:font-name-complex="Roboto2" style:font-size-complex="10pt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edebf5" officeooo:paragraph-rsid="00edebf5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0dba17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0e9a2b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 style:list-style-name="L1">
      <style:paragraph-properties fo:line-height="100%" fo:orphans="0" fo:widows="0"/>
      <style:text-properties officeooo:paragraph-rsid="008f9311"/>
    </style:style>
    <style:style style:name="P35" style:family="paragraph" style:parent-style-name="Standard" style:list-style-name="L1">
      <style:paragraph-properties fo:line-height="100%" fo:orphans="0" fo:widows="0"/>
      <style:text-properties officeooo:paragraph-rsid="00c34b79"/>
    </style:style>
    <style:style style:name="P36" style:family="paragraph" style:parent-style-name="Standard" style:list-style-name="L1">
      <style:paragraph-properties fo:line-height="100%" fo:orphans="0" fo:widows="0"/>
      <style:text-properties officeooo:paragraph-rsid="00ba1d29"/>
    </style:style>
    <style:style style:name="P37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8e79c7" style:font-name-asian="Roboto2" style:font-size-asian="10pt" style:font-style-asian="normal" style:font-name-complex="Roboto2" style:font-size-complex="10pt" style:font-style-complex="normal"/>
    </style:style>
    <style:style style:name="P38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a1d2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d8b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69e9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ba1d29" style:font-name-asian="Roboto2" style:font-size-asian="10pt" style:font-weight-asian="normal" style:font-name-complex="Roboto2" style:font-size-complex="10pt" style:font-weight-complex="normal"/>
    </style:style>
    <style:style style:name="P43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bf2b2d" style:font-name-asian="Roboto2" style:font-size-asian="10pt" style:font-name-complex="Roboto2" style:font-size-complex="10pt"/>
    </style:style>
    <style:style style:name="P44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c9bae7" style:font-name-asian="Roboto2" style:font-size-asian="5.25pt" style:font-name-complex="Roboto2" style:font-size-complex="6pt"/>
    </style:style>
    <style:style style:name="P45" style:family="paragraph" style:parent-style-name="Standard" style:list-style-name="L1">
      <style:paragraph-properties fo:line-height="100%" fo:orphans="0" fo:widows="0"/>
      <style:text-properties officeooo:rsid="008f9311" officeooo:paragraph-rsid="008f9311"/>
    </style:style>
    <style:style style:name="P46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a1d29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d8bfa" style:font-style-asian="normal" style:font-weight-asian="normal" style:font-style-complex="normal" style:font-weight-complex="normal"/>
    </style:style>
    <style:style style:name="P48" style:family="paragraph" style:parent-style-name="Standard" style:list-style-name="L1">
      <style:paragraph-properties fo:line-height="100%" fo:orphans="0" fo:widows="0"/>
      <style:text-properties officeooo:rsid="00c463f2" officeooo:paragraph-rsid="00c463f2"/>
    </style:style>
    <style:style style:name="P49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0eabdaa" style:font-weight-asian="normal" style:font-weight-complex="normal"/>
    </style:style>
    <style:style style:name="P50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0a165e3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15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" style:family="text">
      <style:text-properties fo:font-size="10pt" fo:font-style="italic" fo:font-weight="normal" officeooo:rsid="00f069b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7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8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0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21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22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23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24" style:family="text">
      <style:text-properties style:font-name="Roboto1" fo:font-size="10pt" officeooo:rsid="00bf2b2d" style:font-name-asian="Roboto2" style:font-size-asian="10pt" style:font-name-complex="Roboto2" style:font-size-complex="10pt"/>
    </style:style>
    <style:style style:name="T25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26" style:family="text">
      <style:text-properties style:font-name="Roboto1" fo:font-size="10pt" officeooo:rsid="00c56827" style:font-name-asian="Roboto2" style:font-size-asian="10pt" style:font-name-complex="Roboto2" style:font-size-complex="10pt"/>
    </style:style>
    <style:style style:name="T27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28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29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0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31" style:family="text">
      <style:text-properties style:font-name="Roboto1"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32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33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34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5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36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37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38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39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40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41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43" style:family="text">
      <style:text-properties style:font-name="Roboto1" fo:font-size="10pt" fo:font-weight="normal" officeooo:rsid="00c56827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style:font-name="Roboto1" fo:font-size="10pt" fo:font-weight="normal" officeooo:rsid="00c812a6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style:font-name="Roboto1" fo:font-size="10pt" fo:font-weight="normal" officeooo:rsid="00d76da9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47" style:family="text">
      <style:text-properties style:font-name="Roboto1" fo:font-size="10pt" fo:font-style="normal" officeooo:rsid="00934af6" style:font-name-asian="Roboto2" style:font-size-asian="10pt" style:font-style-asian="normal" style:font-name-complex="Roboto2" style:font-size-complex="10pt" style:font-style-complex="normal"/>
    </style:style>
    <style:style style:name="T48" style:family="text">
      <style:text-properties style:font-name="Roboto1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49" style:family="text">
      <style:text-properties style:font-name="Roboto1" fo:font-size="10pt" fo:font-style="normal" officeooo:rsid="009e03b1" style:font-name-asian="Roboto2" style:font-size-asian="10pt" style:font-style-asian="normal" style:font-name-complex="Roboto2" style:font-size-complex="10pt" style:font-style-complex="normal"/>
    </style:style>
    <style:style style:name="T50" style:family="text">
      <style:text-properties style:font-name="Roboto1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51" style:family="text">
      <style:text-properties style:font-name="Roboto1"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52" style:family="text">
      <style:text-properties style:font-name="Roboto1" fo:font-size="10pt" fo:font-style="normal" officeooo:rsid="00e6abea" style:font-name-asian="Roboto2" style:font-size-asian="10pt" style:font-style-asian="normal" style:font-name-complex="Roboto2" style:font-size-complex="10pt" style:font-style-complex="normal"/>
    </style:style>
    <style:style style:name="T53" style:family="text">
      <style:text-properties style:font-name="Roboto1" fo:font-size="10pt" fo:font-style="normal" officeooo:rsid="00e3e2ee" style:font-name-asian="Roboto2" style:font-size-asian="10pt" style:font-style-asian="normal" style:font-name-complex="Roboto2" style:font-size-complex="10pt" style:font-style-complex="normal"/>
    </style:style>
    <style:style style:name="T54" style:family="text">
      <style:text-properties style:font-name="Roboto1"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55" style:family="text">
      <style:text-properties style:font-name="Roboto1" fo:font-size="10pt" fo:font-style="normal" officeooo:rsid="00f22f1d" style:font-name-asian="Roboto2" style:font-size-asian="10pt" style:font-style-asian="normal" style:font-name-complex="Roboto2" style:font-size-complex="10pt" style:font-style-complex="normal"/>
    </style:style>
    <style:style style:name="T56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7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58" style:family="text">
      <style:text-properties style:font-name="Roboto1" fo:font-size="10pt" fo:font-style="normal" style:text-underline-style="none" officeooo:rsid="008f9311" style:font-name-asian="Roboto2" style:font-size-asian="10pt" style:font-style-asian="normal" style:font-name-complex="Roboto2" style:font-size-complex="10pt" style:font-style-complex="normal"/>
    </style:style>
    <style:style style:name="T59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0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1" style:family="text">
      <style:text-properties style:font-name="Roboto1" fo:font-size="10pt" fo:font-style="normal" style:text-underline-style="none" officeooo:rsid="00eabdaa" style:font-name-asian="Roboto2" style:font-size-asian="10pt" style:font-style-asian="normal" style:font-name-complex="Roboto2" style:font-size-complex="10pt" style:font-style-complex="normal"/>
    </style:style>
    <style:style style:name="T62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63" style:family="text">
      <style:text-properties style:font-name="Roboto1" fo:font-size="10pt" fo:font-style="italic" style:text-underline-style="none" fo:font-weight="bold" officeooo:rsid="008f9311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64" style:family="text">
      <style:text-properties style:font-name="Roboto1" fo:font-size="10pt" fo:font-style="italic" style:text-underline-style="none" fo:font-weight="bold" officeooo:rsid="00924a97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5fbdae" style:font-weight-asian="normal" style:font-weight-complex="normal"/>
    </style:style>
    <style:style style:name="T67" style:family="text">
      <style:text-properties fo:font-weight="normal" officeooo:rsid="00edebf5" style:font-weight-asian="normal" style:font-weight-complex="normal"/>
    </style:style>
    <style:style style:name="T68" style:family="text">
      <style:text-properties officeooo:rsid="0060ff9f"/>
    </style:style>
    <style:style style:name="T69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70" style:family="text">
      <style:text-properties fo:font-style="normal" officeooo:rsid="008e79c7" style:font-style-asian="normal" style:font-style-complex="normal"/>
    </style:style>
    <style:style style:name="T71" style:family="text">
      <style:text-properties fo:font-style="normal" officeooo:rsid="00bf2b2d" style:font-style-asian="normal" style:font-style-complex="normal"/>
    </style:style>
    <style:style style:name="T72" style:family="text">
      <style:text-properties officeooo:rsid="0082c05c"/>
    </style:style>
    <style:style style:name="T73" style:family="text">
      <style:text-properties officeooo:rsid="0094c2de"/>
    </style:style>
    <style:style style:name="T7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6" style:family="text">
      <style:text-properties officeooo:rsid="009b41a1"/>
    </style:style>
    <style:style style:name="T77" style:family="text">
      <style:text-properties officeooo:rsid="009f14e6"/>
    </style:style>
    <style:style style:name="T78" style:family="text">
      <style:text-properties officeooo:rsid="00a884b6"/>
    </style:style>
    <style:style style:name="T79" style:family="text">
      <style:text-properties officeooo:rsid="00ad8019"/>
    </style:style>
    <style:style style:name="T80" style:family="text">
      <style:text-properties officeooo:rsid="00ba1d29"/>
    </style:style>
    <style:style style:name="T81" style:family="text">
      <style:text-properties officeooo:rsid="00d0b07b"/>
    </style:style>
    <style:style style:name="T82" style:family="text">
      <style:text-properties officeooo:rsid="00e1f740"/>
    </style:style>
    <style:style style:name="T83" style:family="text">
      <style:text-properties officeooo:rsid="00edf01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37in" svg:y="0.3661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1492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256in" svg:y="0.372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37in" svg:y="0.5862in" svg:width="0.189in" svg:height="0.189in" draw:z-index="3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4437in" svg:y="0.1457in" svg:width="0.1929in" svg:height="0.1929in" draw:z-index="4">
        <draw:image xlink:href="Pictures/10000201000003E8000003E85996F9E76E303C74.png" xlink:type="simple" xlink:show="embed" xlink:actuate="onLoad" loext:mime-type="image/png"/>
      </draw:frame>
      <draw:frame draw:style-name="fr1" draw:name="Image6" text:anchor-type="page" text:anchor-page-number="1" svg:x="4.6339in" svg:y="0.5909in" svg:width="0.1791in" svg:height="0.1791in" draw:z-index="5">
        <draw:image xlink:href="Pictures/10000201000002000000020062654E3D0C88CBBE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4"><text:span text:style-name="T73">R</text:span>ICHARD S. ZHU</text:p>
          </table:table-cell>
          <table:table-cell table:style-name="Table2.B1" office:value-type="string">
            <text:p text:style-name="P33">rszhu@berkeley.edu</text:p>
            <text:p text:style-name="P31">858-371-8838</text:p>
            <text:p text:style-name="P32">Berkeley, CA</text:p>
          </table:table-cell>
          <table:table-cell table:style-name="Table2.B1" office:value-type="string">
            <text:p text:style-name="P2"/>
          </table:table-cell>
          <table:table-cell table:style-name="Table2.B1" office:value-type="string">
            <text:p text:style-name="P30">ocf.io/rszhu</text:p>
            <text:p text:style-name="P3">linkedin.com/in/rszhu</text:p>
            <text:p text:style-name="P29">github.com/richardszhu</text:p>
          </table:table-cell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E<text:span text:style-name="T81">DUCATION</text:span></text:p>
          </table:table-cell>
          <table:table-cell table:style-name="Table1.A1" office:value-type="string">
            <text:p text:style-name="P17"><text:span text:style-name="T7">University of California, Berkeley <text:s text:c="19"/></text:span><text:span text:style-name="T17"><text:s/></text:span><text:span text:style-name="T7"><text:s text:c="51"/></text:span><text:span text:style-name="T10"><text:s text:c="7"/></text:span><text:span text:style-name="T20"><text:s/></text:span><text:span text:style-name="T21">Expected Graduation: </text:span><text:span text:style-name="T18">May 2023</text:span><text:span text:style-name="T7"> <text:s text:c="81"/></text:span></text:p>
            <text:p text:style-name="P18"><text:span text:style-name="T19">B.A. Computer Science </text:span><text:span text:style-name="T16"><text:s/></text:span><text:span text:style-name="T12"><text:s text:c="2"/></text:span><text:span text:style-name="T6"><text:s text:c="91"/></text:span><text:span text:style-name="T11"><text:s text:c="15"/></text:span></text:p>
            <text:p text:style-name="P20"><text:span text:style-name="T74">Relevant Coursework:</text:span><text:span text:style-name="T75"> </text:span>Structure of Computer Programs, <text:span text:style-name="T72">Information Devices and Systems</text:span></text:p>
          </table:table-cell>
        </table:table-row>
        <table:table-row table:style-name="Table1.1">
          <table:table-cell table:style-name="Table1.A1" office:value-type="string">
            <text:p text:style-name="P23">SKILLS</text:p>
          </table:table-cell>
          <table:table-cell table:style-name="Table1.A1" office:value-type="string">
            <text:p text:style-name="P19"><text:span text:style-name="T69">Languages:</text:span><text:span text:style-name="T5"> </text:span>Python, Java, SQL, HTML/CSS, <text:span text:style-name="T82">JavaScript</text:span></text:p>
            <text:p text:style-name="P21"><text:span text:style-name="T69">Frameworks/Technologies:</text:span><text:span text:style-name="T5"> </text:span><text:span text:style-name="T66">Git, </text:span>Linux (Ubuntu), <text:span text:style-name="T68">NumPy, Bootstrap</text:span></text:p>
          </table:table-cell>
        </table:table-row>
        <table:table-row table:style-name="Table1.3">
          <table:table-cell table:style-name="Table1.A1" office:value-type="string">
            <text:p text:style-name="P25">PROJECTS</text:p>
          </table:table-cell>
          <table:table-cell table:style-name="Table1.A1" office:value-type="string">
            <text:p text:style-name="P16"><text:span text:style-name="T33">Investment </text:span><text:span text:style-name="T27">Portfolio Diversity Visualization Tool </text:span><text:span text:style-name="T28">(</text:span><text:span text:style-name="T30">Python, </text:span><text:span text:style-name="T32">MatPlotLib, </text:span><text:span text:style-name="T29">Git</text:span><text:span text:style-name="T28">)</text:span></text:p>
            <text:p text:style-name="P16"><text:span text:style-name="T56"><text:s text:c="2"/>★ <text:s/></text:span><text:span text:style-name="T62"><text:s/></text:span><text:span text:style-name="T63">Winn</text:span><text:span text:style-name="T64">ing Project</text:span><text:span text:style-name="T63"> of the CalHacks 2019 BlackRock API Prize</text:span></text:p>
            <text:list xml:id="list1356547738" text:style-name="L1">
              <text:list-item>
                <text:p text:style-name="P34"><text:span text:style-name="T37">A tool</text:span><text:span text:style-name="T35"> that visualizes the diversity of an investment portfolio </text:span><text:span text:style-name="T36">given</text:span><text:span text:style-name="T35"> any </text:span><text:span text:style-name="T38">applicable </text:span><text:span text:style-name="T35">security attribute </text:span></text:p>
              </text:list-item>
              <text:list-item>
                <text:p text:style-name="P37"><text:span text:style-name="T76">Leveraged</text:span> BlackRock API to <text:span text:style-name="T80">compile, </text:span>sort, and categorize <text:span text:style-name="T77">security</text:span> data f<text:span text:style-name="T77">rom an array of stock symbols</text:span></text:p>
              </text:list-item>
              <text:list-item>
                <text:p text:style-name="P45"><text:span text:style-name="T48">Integrated</text:span><text:span text:style-name="T46"> MatPlotLib to visualize </text:span><text:span text:style-name="T47">calculated diversity</text:span><text:span text:style-name="T46"> data and to create a GUI for </text:span><text:span text:style-name="T49">user</text:span><text:span text:style-name="T46"> </text:span><text:span text:style-name="T50">portfolio input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4"><text:span text:style-name="T27">Bomberman Remastered </text:span><text:span text:style-name="T28">(Java, </text:span><text:span text:style-name="T29">Git</text:span><text:span text:style-name="T28">)</text:span></text:p>
            <text:list xml:id="list3153640512882" text:continue-numbering="true" text:style-name="L1">
              <text:list-item>
                <text:p text:style-name="P38">An improved remake of the classic video game Bomberman that can be played on modern devices</text:p>
              </text:list-item>
              <text:list-item>
                <text:p text:style-name="P38">Fully recreated core gameplay functionalities, such as player action timers and random power-up drops</text:p>
              </text:list-item>
              <text:list-item>
                <text:p text:style-name="P42">Added an all-new local multiplayer mode, including dynamic player vs. player gameplay </text:p>
              </text:list-item>
              <text:list-item>
                <text:p text:style-name="P43"><text:span text:style-name="T70">Utilized the Java Swing toolkit to design game menus </text:span><text:span text:style-name="T71">and </text:span><text:span text:style-name="T70">update graphical textur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0">Scheme <text:span text:style-name="T79">Language</text:span> Interpreter <text:span text:style-name="T78">(</text:span>Python)</text:p>
            <text:list xml:id="list3153266611494" text:continue-numbering="true" text:style-name="L1">
              <text:list-item>
                <text:p text:style-name="P46"><text:span text:style-name="T22">A</text:span><text:span text:style-name="T23">n i</text:span><text:span text:style-name="T22">nterpreter for the Scheme </text:span><text:span text:style-name="T23">programming </text:span><text:span text:style-name="T22">language </text:span><text:span text:style-name="T25">(a dialect of Lisp)</text:span><text:span text:style-name="T22">, </text:span><text:span text:style-name="T23">built </text:span><text:span text:style-name="T24">using</text:span><text:span text:style-name="T23"> Python</text:span></text:p>
              </text:list-item>
              <text:list-item>
                <text:p text:style-name="P35"><text:span text:style-name="T35">Implemented </text:span><text:span text:style-name="T39">environments, </text:span><text:span text:style-name="T35">lexical </text:span><text:span text:style-name="T40">and </text:span><text:span text:style-name="T35">dynamic scoping, </text:span><text:span text:style-name="T40">exceptions, macros,</text:span><text:span text:style-name="T42"> </text:span><text:span text:style-name="T41">special form</text:span><text:span text:style-name="T42">s, and more</text:span></text:p>
              </text:list-item>
              <text:list-item>
                <text:p text:style-name="P48"><text:span text:style-name="T43">Ensured </text:span><text:span text:style-name="T34">correct recursive evaluation </text:span><text:span text:style-name="T45">procedures</text:span><text:span text:style-name="T34"> for call expressions, special forms, </text:span><text:span text:style-name="T44">and primitiv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2">Personal Website (HTML, CSS, JavaScript) </text:p>
            <text:list xml:id="list3153988863977" text:continue-numbering="true" text:style-name="L1">
              <text:list-item>
                <text:p text:style-name="P49"><text:span text:style-name="T58">C</text:span><text:span text:style-name="T57">reated a personal website </text:span><text:span text:style-name="T59">from </text:span><text:span text:style-name="T60">the ground up</text:span><text:span text:style-name="T59">, adhering to a </text:span><text:span text:style-name="T61">planned design blueprint</text:span></text:p>
              </text:list-item>
              <text:list-item>
                <text:p text:style-name="P49"><text:span text:style-name="T51">U</text:span><text:span text:style-name="T55">sed</text:span><text:span text:style-name="T46"> the Bootstrap framework to organize </text:span><text:span text:style-name="T52">page</text:span><text:span text:style-name="T46"> </text:span><text:span text:style-name="T53">layout </text:span><text:span text:style-name="T54">and specify element styling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9"><text:span text:style-name="T3">Smart </text:span><text:span text:style-name="T2">Typing Practice Program</text:span><text:span text:style-name="T1"> </text:span><text:span text:style-name="T4">(Python)</text:span></text:p>
            <text:list xml:id="list3152373978864" text:continue-numbering="true" text:style-name="L1">
              <text:list-item>
                <text:p text:style-name="P38">An interactive typing program that calculates typing speed and accuracy with every keystroke</text:p>
              </text:list-item>
              <text:list-item>
                <text:p text:style-name="P36"><text:span text:style-name="T41">Built</text:span><text:span text:style-name="T35"> smart autocorrect feature </text:span><text:span text:style-name="T42">that determines </text:span><text:span text:style-name="T35">similarity between input and a base word</text:span>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28">EXPERIENCE</text:p>
          </table:table-cell>
          <table:table-cell table:style-name="Table1.A1" office:value-type="string">
            <text:list xml:id="list2758399932" text:style-name="WWNum3">
              <text:list-header>
                <text:p text:style-name="P50"><text:span text:style-name="T7">Gateways Summer School <text:s text:c="2"/></text:span><text:span text:style-name="T6"><text:s text:c="121"/></text:span><text:span text:style-name="T8">San Diego, CA</text:span></text:p>
              </text:list-header>
            </text:list>
            <text:p text:style-name="P8"><text:span text:style-name="T12">Teaching Aide <text:s text:c="133"/>Jul.</text:span><text:span text:style-name="T11"> 2018 — Aug. 2018</text:span></text:p>
            <text:list xml:id="list3153706410110" text:continue-list="list3152373978864" text:style-name="L1">
              <text:list-item>
                <text:p text:style-name="P47"><text:span text:style-name="T22">Aided Architecture &amp; Engineering teacher with giving lessons and </text:span><text:span text:style-name="T24">explaining </text:span><text:span text:style-name="T26">provided</text:span><text:span text:style-name="T24"> examples</text:span></text:p>
              </text:list-item>
              <text:list-item>
                <text:p text:style-name="P39">Guided 30 students on their projects and supervised them during break, learning, and work times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15"><text:span text:style-name="T27">Online Clothing Page <text:s text:c="131"/></text:span><text:span text:style-name="T34"><text:s/></text:span><text:span text:style-name="T31">San Diego, CA</text:span><text:span text:style-name="T27"> <text:s text:c="27"/></text:span></text:p>
            <text:p text:style-name="P6"><text:span text:style-name="T15">Self Employed</text:span><text:span text:style-name="T9"> <text:s text:c="12"/></text:span><text:span text:style-name="T7"><text:s text:c="52"/></text:span><text:span text:style-name="T11"><text:s text:c="67"/>Jan. 2018 — </text:span><text:span text:style-name="T14">May</text:span><text:span text:style-name="T11"> 2019</text:span></text:p>
            <text:list xml:id="list3153585372673" text:continue-numbering="true" text:style-name="L1">
              <text:list-item>
                <text:p text:style-name="P40">Sold, packaged, and shipped clothing, cosmetics, books, and other items online</text:p>
              </text:list-item>
              <text:list-item>
                <text:p text:style-name="P40">Completed over 85 transactions, totalling a revenue of $2,237.35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6">ACTIVITIES</text:p>
          </table:table-cell>
          <table:table-cell table:style-name="Table1.A1" office:value-type="string">
            <text:p text:style-name="P5"><text:span text:style-name="T7">Catalyst for Success <text:s text:c="132"/></text:span><text:span text:style-name="T8">San Diego, CA</text:span></text:p>
            <text:p text:style-name="P7"><text:span text:style-name="T12">Treasurer, </text:span><text:span text:style-name="T13">Senior Technology Mentor</text:span><text:span text:style-name="T12"> <text:s/></text:span><text:span text:style-name="T6"><text:s text:c="90"/></text:span><text:span text:style-name="T11">Sep. 2017 — Aug. 2019</text:span></text:p>
            <text:list xml:id="list3154350175570" text:continue-numbering="true" text:style-name="L1">
              <text:list-item>
                <text:p text:style-name="P41">Taught programming and circuitry at the library to over 200 students (Python, Javascript, Arduino)</text:p>
              </text:list-item>
              <text:list-item>
                <text:p text:style-name="P41">Worked with library officials to organize regular weekly workshops and week-long summer camps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7">AWARDS</text:p>
          </table:table-cell>
          <table:table-cell table:style-name="Table1.A1" office:value-type="string">
            <text:p text:style-name="P11">CalHacks 2019 <text:span text:style-name="T65">—</text:span> <text:span text:style-name="T65">BlackRock API Prize </text:span><text:span text:style-name="T67">Winner</text:span></text:p>
            <text:p text:style-name="P13"><text:span text:style-name="T4">Intuit Scholarship Program </text:span><text:span text:style-name="T65">— Computer Science Scholar</text:span></text:p>
            <text:p text:style-name="P13"><text:span text:style-name="T4">Intuit George A. Hansen Program</text:span> — Computer Science Scholar</text:p>
            <text:p text:style-name="P13"><text:span text:style-name="T4">Southern California Developmental Soccer League </text:span>— <text:span text:style-name="T83">Division 1 </text:span>Champi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5T00:31:52.083129819</dc:date>
    <meta:editing-duration>P1DT1H52M4S</meta:editing-duration>
    <meta:editing-cycles>179</meta:editing-cycles>
    <meta:document-statistic meta:table-count="2" meta:image-count="6" meta:object-count="0" meta:page-count="1" meta:paragraph-count="54" meta:word-count="438" meta:character-count="4062" meta:non-whitespace-character-count="2644"/>
  </office:meta>
</office:document-meta>
</file>